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199cm" fo:margin-bottom="0cm"/>
      <style:text-properties style:font-name="Calibri" fo:font-size="11pt" style:font-size-asian="11pt" style:font-size-complex="11pt"/>
    </style:style>
    <style:style style:name="P2" style:family="paragraph" style:parent-style-name="Standard" style:list-style-name="L1">
      <style:paragraph-properties fo:margin-top="0.199cm" fo:margin-bottom="0cm"/>
      <style:text-properties style:font-name="Calibri" fo:font-size="11pt" style:font-size-asian="11pt" style:font-size-complex="11pt"/>
    </style:style>
    <style:style style:name="P3" style:family="paragraph" style:parent-style-name="Standard" style:list-style-name="L3">
      <style:paragraph-properties fo:margin-top="0.199cm" fo:margin-bottom="0cm"/>
      <style:text-properties style:font-name="Calibri" fo:font-size="11pt" style:font-size-asian="11pt" style:font-size-complex="11pt"/>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defer =&gt;</text:span> A script that will not run until after the page has loaded that is the script is executed when the page has finished parsing.</text:p>
      <text:p text:style-name="P1"><text:span text:style-name="T1">Note:</text:span> There are several ways an external script can be executed:</text:p>
      <text:list xml:id="list8384896775397362562" text:style-name="L3">
        <text:list-item>
          <text:p text:style-name="P3">The defer attribute is only for external scripts. The defer attribute is a boolean attribute.</text:p>
        </text:list-item>
        <text:list-item>
          <text:p text:style-name="P3"><text:span text:style-name="T1">If async is present: </text:span>The script is executed asynchronously with the rest of the page (the script will be executed while the page continues the parsing)</text:p>
        </text:list-item>
        <text:list-item>
          <text:p text:style-name="P3"><text:span text:style-name="T1">If async is not present and defer is present:</text:span> The script is executed when the page has finished parsing.</text:p>
        </text:list-item>
        <text:list-item>
          <text:p text:style-name="P3"><text:span text:style-name="T1">If neither async or defer is present:</text:span> The script is fetched and executed immediately, before the browser continues parsing the page</text:p>
        </text:list-item>
      </text:list>
      <text:p text:style-name="P1"/>
      <text:p text:style-name="P1">defer downloads the file during HTML parsing and will only execute it after the parser has completed. defer scripts are also guaranteed to execute in the order that they appear in the 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6-20T17:50:52.18</meta:creation-date>
    <dc:date>2019-06-20T17:52:03.50</dc:date>
    <meta:editing-duration>PT1M11S</meta:editing-duration>
    <meta:editing-cycles>2</meta:editing-cycles>
    <meta:generator>OpenOffice/4.1.3$Win32 OpenOffice.org_project/413m1$Build-9783</meta:generator>
    <meta:document-statistic meta:table-count="0" meta:image-count="0" meta:object-count="0" meta:page-count="1" meta:paragraph-count="7" meta:word-count="155" meta:character-count="878"/>
  </office:meta>
</office:document-meta>
</file>